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1" text:outline-level="1">ohlearn — OpenHoldem Tablemap Learner</text:h>
      <text:p>Python application that inspects a live poker-client window and updates bitmaps (fonts + images) in an OpenHoldem .tm / .tmn / .osdb2 tablemap. It uses the OH CTransform algorithms, so the generated glyphs are byte-compatible with OpenScrape.</text:p>
      <text:h text:style-name="Heading2" text:outline-level="2">1. How it works</text:h>
      <text:p>Every second the app captures the client area of the selected window (via Win32 PrintWindow — works even when the window is covered) and iterates over every region in the TM:</text:p>
      <text:p>• T regions: build a color-cube mask, segment into per-character bitmaps, compute hexmash (OH CalcHexmash). If the hexmash is new (and not covered by existing fonts within TM-configured fuzzy tolerance), a modal asks for the label.</text:p>
      <text:p>• I regions: compare the crop against existing i$ images within region.radius-based pixel tolerance (65% pixel match threshold, same as OH ITypeTransform). New crops are offered for naming.</text:p>
      <text:h text:style-name="Heading2" text:outline-level="2">2. Installation &amp; launch</text:h>
      <text:p text:style-name="Code">run.bat            # double-click launcher (creates .deps_ok on first run)</text:p>
      <text:p text:style-name="Code">pip install -r requirements.txt   # manual install if run.bat is not used</text:p>
      <text:p>Run from the directory that contains the target .tm file. The app auto-detects the first .tm/.tmn/.osdb2 in CWD.</text:p>
      <text:h text:style-name="Heading2" text:outline-level="2">3. Main window</text:h>
      <text:p>• Poker window combo — visible top-level windows; pre-filtered by s$titletext if present.</text:p>
      <text:p>• Start Learning / Stop — toggles the capture/observe worker thread.</text:p>
      <text:p>• Save TM — writes the tablemap atomically (creates .bak backup). Also bound to Ctrl+S, also works inside label dialogs.</text:p>
      <text:p>• Prune duplicates — finds pixel-identical images and offers to remove the second of each pair.</text:p>
      <text:p>• Auto-tune cube (RGB/radius) — when on, automatically detects text color via Otsu and expands the region's color cube to cover new text-color variants (e.g. active vs inactive player). Off by default — the TM stays untouched.</text:p>
      <text:p>• Region list — shows every region with status markers (● trained, ○ empty, · non-learnable). Filters: vše (all) / nic (none) / jen neuč. (only untrained) / per-transform (T0, T2, I …). Only checked regions are scanned.</text:p>
      <text:h text:style-name="Heading2" text:outline-level="2">4. Label dialog</text:h>
      <text:p>For each new glyph or image a modal appears with the scaled preview, the region/font-group context, and the nearest existing matches. Buttons:</text:p>
      <text:p>• Save (Enter) — adds to TM under the typed label (one char for fonts).</text:p>
      <text:p>• Skip (Esc) — ignores for the rest of the session (won't pop again).</text:p>
      <text:p>• Discard (forever) — same as skip (session-only; not persisted).</text:p>
      <text:p>• 💾 Save TM / Ctrl+S — write the current TM without closing the dialog.</text:p>
      <text:p>The dialog is non-modal (main window close still works), always-on-top, and auto-focuses the entry field so you can type immediately.</text:p>
      <text:h text:style-name="Heading2" text:outline-level="2">5. Matching policy — parity with OpenScrape</text:h>
      <text:p>The fuzzy font matcher is byte-identical to OH GetBestHammingDistance: font.x_count must be ≤ segment length, compared as a prefix, weighted_hd = sum(hamming) / sum(lit_pixels), and a match requires whd &lt; s$tNtype tolerance. If the learner accepts a glyph as already-known, OH's scraper will accept it too. When the learner offers a new glyph, OH cannot currently scrape it — learn it to remove the misscrape.</text:p>
      <text:h text:style-name="Heading2" text:outline-level="2">6. Tablemap format notes</text:h>
      <text:p>• Byte-faithful writer: sort order, spacing and line endings reproduce CTablemap::SaveTablemap exactly.</text:p>
      <text:p>• Image pixels are stored in text as BBGGRRAA per pixel; in-memory as (R,G,B,A) tuples.</text:p>
      <text:p>• N_FONT_GROUPS = 10 (supports T6+ regions like mtt_average_stack even though OH officially defines T0–T5).</text:p>
      <text:h text:style-name="Heading2" text:outline-level="2">7. Troubleshooting</text:h>
      <text:p>• All glyphs look like a black box → the region's color cube covers almost the entire region (mask density &gt; 90%). The observer skips such cubes entirely; enable Auto-tune to let the app reset and retune them.</text:p>
      <text:p>• Digits are proposed as a single giant glyph → characters are touching (no background column between them). The segmenter automatically splits at the column with minimum foreground density inside the next MAX_SINGLE_CHAR_WIDTH window.</text:p>
      <text:p>• Crop mismatch ("skip: client WxH ≠ target TxT") → CoinPoker and similar custom skins draw a title bar inside the client area. The app auto-crops to s$targetsize (center horizontally, top offset = H − target_h).</text:p>
      <text:h text:style-name="Heading2" text:outline-level="2">8. Files</text:h>
      <text:p>• capture.py — PrintWindow-based window listing + BGRA capture.</text:p>
      <text:p>• transform.py — OH algorithms: color-cube, char mask, shift-left-down, hexmash, segmentation, image diff.</text:p>
      <text:p>• learn.py — observation pipeline, fuzzy match, image tolerance, auto-tune, prune helpers.</text:p>
      <text:p>• tm.py — .tm / .tmn / .osdb2 parser and byte-faithful writer.</text:p>
      <text:p>• gui.py — Tkinter UI: region list, learning loop, label dialogs, logging.</text:p>
      <text:h text:style-name="Heading2" text:outline-level="2">9. Log</text:h>
      <text:p>Every run appends to ohlearn.log in the working directory. Per region you will see mask pixel count, segment count, existing glyphs in group, skip counters (exact / fuzzy / blob) and the current cube. Useful to diagnose why a region does not produce dialo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Heading1" style:family="paragraph">
      <style:text-properties fo:font-size="18pt" fo:font-weight="bold"/>
      <style:paragraph-properties fo:margin-top="0.3in" fo:margin-bottom="0.1in"/>
    </style:style>
    <style:style style:name="Heading2" style:family="paragraph">
      <style:text-properties fo:font-size="14pt" fo:font-weight="bold"/>
      <style:paragraph-properties fo:margin-top="0.2in" fo:margin-bottom="0.08in"/>
    </style:style>
    <style:style style:name="Code" style:family="paragraph">
      <style:text-properties style:font-name="Consolas" fo:font-size="10pt"/>
      <style:paragraph-properties fo:margin-left="0.25in" fo:background-color="#f4f4f4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ohlearn — English Documentation</dc:title>
    <meta:generator>ohlearn docs</meta:generator>
  </office:meta>
</office:document-meta>
</file>